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TransientDataAccessException.NonTransient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ransientDataAccessException.NonTransientDataAccess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